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4cm"/>
    </style:style>
    <style:style style:name="co2" style:family="table-column">
      <style:table-column-properties fo:break-before="auto" style:column-width="9.777cm"/>
    </style:style>
    <style:style style:name="co3" style:family="table-column">
      <style:table-column-properties fo:break-before="auto" style:column-width="8.47cm"/>
    </style:style>
    <style:style style:name="co4" style:family="table-column">
      <style:table-column-properties fo:break-before="auto" style:column-width="13.568cm"/>
    </style:style>
    <style:style style:name="co5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2.91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656cm"/>
    </style:style>
    <style:style style:name="co15" style:family="table-column">
      <style:table-column-properties fo:break-before="auto" style:column-width="2.09cm"/>
    </style:style>
    <style:style style:name="co16" style:family="table-column">
      <style:table-column-properties fo:break-before="auto" style:column-width="2.612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89cm"/>
    </style:style>
    <style:style style:name="co19" style:family="table-column">
      <style:table-column-properties fo:break-before="auto" style:column-width="1.50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7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7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3.3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2"/>
        <table:table-column table:style-name="co18" table:number-columns-repeated="2" table:default-cell-style-name="ce12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31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31"/>
          <table:table-cell table:style-name="ce1" office:value-type="string" calcext:value-type="string" table:number-columns-spanned="1" table:number-rows-spanned="3">
            <office:annotation draw:style-name="gr1" draw:text-style-name="P2" svg:width="3.706cm" svg:height="1.893cm" svg:x="65.357cm" svg:y="0cm" draw:caption-point-x="4.685cm" draw:caption-point-y="0.01cm">
              <dc:date>2020-04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18"/>
          <table:table-cell table:style-name="ce19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1" draw:text-style-name="P2" svg:width="5.035cm" svg:height="1.893cm" svg:x="47.683cm" svg:y="0cm" draw:caption-point-x="4.983cm" draw:caption-point-y="0.459cm">
              <dc:date>2020-04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5.33cm" svg:height="1.47cm" svg:x="50.479cm" svg:y="0.048cm" draw:caption-point-x="4.473cm" draw:caption-point-y="0.411cm">
              <dc:date>2020-04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3.323cm" svg:height="1.681cm" svg:x="53.015cm" svg:y="0cm" draw:caption-point-x="4.486cm" draw:caption-point-y="0.459cm">
              <dc:date>2020-04-13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31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1"/>
          <table:table-cell table:style-name="ce1" office:value-type="string" calcext:value-type="string" table:number-columns-spanned="1" table:number-rows-spanned="2">
            <office:annotation draw:style-name="gr4" draw:text-style-name="P2" svg:width="3.395cm" svg:height="1.047cm" svg:x="62.576cm" svg:y="0.048cm" draw:caption-point-x="4.614cm" draw:caption-point-y="0.411cm">
              <dc:date>2020-04-13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18"/>
          <table:table-cell table:style-name="ce19" table:number-columns-repeated="1004"/>
        </table:table-row>
        <table:table-row table:style-name="ro3">
          <table:covered-table-cell table:number-columns-repeated="4" table:style-name="ce1"/>
          <table:table-cell table:style-name="ce9" office:value-type="string" calcext:value-type="string">
            <office:annotation draw:style-name="gr5" draw:text-style-name="P2" svg:width="8.354cm" svg:height="1.916cm" svg:x="29.099cm" svg:y="0.618cm" draw:caption-point-x="7.519cm" draw:caption-point-y="0.365cm">
              <dc:date>2020-04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9" office:value-type="string" calcext:value-type="string">
            <office:annotation draw:style-name="gr6" draw:text-style-name="P2" svg:width="5.499cm" svg:height="2.051cm" svg:x="34.75cm" svg:y="0.551cm" draw:caption-point-x="4.918cm" draw:caption-point-y="0.432cm">
              <dc:date>2020-04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9" office:value-type="string" calcext:value-type="string">
            <office:annotation draw:style-name="gr7" draw:text-style-name="P2" svg:width="6.358cm" svg:height="2.316cm" svg:x="37.877cm" svg:y="0.587cm" draw:caption-point-x="5.014cm" draw:caption-point-y="0.396cm">
              <dc:date>2020-04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9" office:value-type="string" calcext:value-type="string">
            <office:annotation draw:style-name="gr6" draw:text-style-name="P2" svg:width="5.33cm" svg:height="2.051cm" svg:x="40.017cm" svg:y="0.551cm" draw:caption-point-x="4.833cm" draw:caption-point-y="0.432cm">
              <dc:date>2020-04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9" office:value-type="string" calcext:value-type="string">
            <office:annotation draw:style-name="gr3" draw:text-style-name="P2" svg:width="5.465cm" svg:height="1.681cm" svg:x="42.049cm" svg:y="0.548cm" draw:caption-point-x="5.37cm" draw:caption-point-y="0.435cm">
              <dc:date>2020-04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9" office:value-type="string" calcext:value-type="string">
            <office:annotation draw:style-name="gr8" draw:text-style-name="P2" svg:width="5.598cm" svg:height="3.531cm" svg:x="45.008cm" svg:y="0.403cm" draw:caption-point-x="4.741cm" draw:caption-point-y="0.58cm">
              <dc:date>2020-04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9" office:value-type="string" calcext:value-type="string">
            <office:annotation draw:style-name="gr3" draw:text-style-name="P2" svg:width="6.746cm" svg:height="1.681cm" svg:x="55.618cm" svg:y="0.464cm" draw:caption-point-x="4.54cm" draw:caption-point-y="0.519cm">
              <dc:date>2020-04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9" office:value-type="string" calcext:value-type="string">
            <office:annotation draw:style-name="gr6" draw:text-style-name="P2" svg:width="5.234cm" svg:height="2.051cm" svg:x="57.68cm" svg:y="0.551cm" draw:caption-point-x="4.568cm" draw:caption-point-y="0.432cm">
              <dc:date>2020-04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9" office:value-type="string" calcext:value-type="string">
            <office:annotation draw:style-name="gr3" draw:text-style-name="P2" svg:width="6.884cm" svg:height="1.681cm" svg:x="60.655cm" svg:y="0.463cm" draw:caption-point-x="4.205cm" draw:caption-point-y="0.52cm">
              <dc:date>2020-04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18"/>
          <table:table-cell table:style-name="ce19" table:number-columns-repeated="1004"/>
        </table:table-row>
        <table:table-row table:style-name="ro4">
          <table:table-cell table:style-name="ce2" office:value-type="float" office:value="3725" calcext:value-type="float">
            <text:p>3725</text:p>
          </table:table-cell>
          <table:table-cell table:style-name="ce5" office:value-type="string" calcext:value-type="string">
            <text:p>ABNER CASTORINO <text:s text:c="34"/></text:p>
          </table:table-cell>
          <table:table-cell table:style-name="ce5" office:value-type="string" calcext:value-type="string">
            <text:p>PROMOTOR DE JUSTICA (ENTRANCIA FINAL)</text:p>
          </table:table-cell>
          <table:table-cell table:style-name="ce5" office:value-type="string" calcext:value-type="string">
            <text:p>PROMOTORIA DE JUSTICA DE SAO BERNARDO DO CAMPO</text:p>
          </table:table-cell>
          <table:table-cell table:style-name="ce10" office:value-type="float" office:value="33689.1" calcext:value-type="float">
            <text:p><text:s/>33.689,10 </text:p>
          </table:table-cell>
          <table:table-cell table:style-name="ce13" office:value-type="string" office:string-value="-" calcext:value-type="string">
            <text:p><text:s/>- </text:p>
          </table:table-cell>
          <table:table-cell table:style-name="ce14" office:value-type="string" office:string-value="-" calcext:value-type="string">
            <text:p><text:s/>- </text:p>
          </table:table-cell>
          <table:table-cell table:number-columns-repeated="3" table:style-name="ce13" office:value-type="string" office:string-value="-" calcext:value-type="string">
            <text:p><text:s/>- </text:p>
          </table:table-cell>
          <table:table-cell table:style-name="ce13" office:value-type="float" office:value="4491.82" calcext:value-type="float">
            <text:p><text:s/>4.491,82 </text:p>
          </table:table-cell>
          <table:table-cell table:style-name="ce13" office:value-type="float" office:value="15932.93" calcext:value-type="float">
            <text:p><text:s/>15.932,93 </text:p>
          </table:table-cell>
          <table:table-cell table:style-name="ce14" office:value-type="float" office:value="54113.85" calcext:value-type="float">
            <text:p><text:s/>54.113,85 </text:p>
          </table:table-cell>
          <table:table-cell table:style-name="ce11" office:value-type="float" office:value="3705.8" calcext:value-type="float">
            <text:p><text:s/>3.705,80 </text:p>
          </table:table-cell>
          <table:table-cell table:style-name="ce11" office:value-type="float" office:value="8611.29" calcext:value-type="float">
            <text:p><text:s/>8.611,29 </text:p>
          </table:table-cell>
          <table:table-cell table:style-name="ce16" office:value-type="string" calcext:value-type="string">
            <text:p>-</text:p>
          </table:table-cell>
          <table:table-cell table:style-name="ce17" office:value-type="float" office:value="12317.09" calcext:value-type="float">
            <text:p><text:s/>12.317,09 </text:p>
          </table:table-cell>
          <table:table-cell table:style-name="ce13" office:value-type="float" office:value="41796.76" calcext:value-type="float">
            <text:p><text:s/>41.796,76 </text:p>
          </table:table-cell>
          <table:table-cell table:number-columns-repeated="1006"/>
        </table:table-row>
        <table:table-row table:style-name="ro5">
          <table:table-cell table:style-name="ce3"/>
          <table:table-cell table:style-name="ce6"/>
          <table:table-cell table:number-columns-repeated="1022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6668">
          <table:table-cell table:number-columns-repeated="1024"/>
        </table:table-row>
        <table:table-row table:style-name="ro6" table:number-rows-repeated="188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Tabela I'.$A$1" table:cell-range-address="$'Tabela I'.$A$1:.$R$3"/>
        </table:named-expressions>
      </table:table>
      <table:named-expressions/>
      <table:database-ranges>
        <table:database-range table:name="__Anonymous_Sheet_DB__0" table:target-range-address="'Tabela I'.A1:'Tabela I'.R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7:36:07.2622528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3T17:41:32.310015874</dc:date>
    <meta:editing-duration>PT15M25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